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cument contains content chosen by Attacker!</text:p>
      <text:p text:style-name="Standard"/>
      <text:p text:style-name="Standard">Document was signed by Attacker using a self-signed certificate / private key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1-26T13:00:16.25</meta:creation-date>
    <meta:document-statistic meta:table-count="0" meta:image-count="0" meta:object-count="0" meta:page-count="1" meta:paragraph-count="2" meta:word-count="18" meta:character-count="123"/>
    <dc:date>2021-01-26T13:00:47.91</dc:date>
    <meta:editing-duration>PT33S</meta:editing-duration>
    <meta:editing-cycles>1</meta:editing-cycles>
    <meta:generator>OpenOffice/4.1.8$Win32 OpenOffice.org_project/418m3$Build-9803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150082008d001500eb0082004c00800088006a00160009006f002400100046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tsNAgOK0J+PwmQGWIM6uw7v9/ec=</DigestValue>
      </Reference>
      <Reference URI="Thumbnails/thumbnail.png">
        <DigestMethod Algorithm="http://www.w3.org/2000/09/xmldsig#sha1"/>
        <DigestValue>fL3Ww2S147F3f52swBrwzxwQPI0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siOgXcp19fldCssiDpWpBqAJv7s=</DigestValue>
      </Reference>
      <Reference URI="mimetype">
        <DigestMethod Algorithm="http://www.w3.org/2000/09/xmldsig#sha1"/>
        <DigestValue>kBA8vElORIEynUWPvr1bzZKG3hw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06GuOSpT5joD72muOLhZlOr96vU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zUM8VaqX9vqWAor/LMeFseydB0o=</DigestValue>
      </Reference>
      <Reference URI="manifest.rdf">
        <DigestMethod Algorithm="http://www.w3.org/2000/09/xmldsig#sha1"/>
        <DigestValue>7NDWheT3P1M2fRjj+qtn5caji6g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ddh67dmm2iICKgbhcDuxeCmqIXY=</DigestValue>
      </Reference>
      <Reference URI="#ID_006e0004002e00ef00750096004400c6008e004900ad00c70085000900ef00ac">
        <DigestMethod Algorithm="http://www.w3.org/2000/09/xmldsig#sha1"/>
        <DigestValue>SpFrYvzntXJarAp8reXtzrFO55w=</DigestValue>
      </Reference>
    </SignedInfo>
    <SignatureValue>TBlYV4wYrB8z4HY5oWPR2HFNOQrdTMNQHJ3W4RycUC/1a3vubjRyRDJhmO6TpfC+
gQJpCdLImRi2H8lcPS/I+84sJxFfElmZS0nBBdQFTuqTX2augjQh/q/BFcxNOSAH
KRl46hZUMZ/iHTHuxJ4XBI8rPbYGw4F1yFZwQp0w3C/3JIzQgugSk/KqoQhutgkg
8zQtWwdB7UajLGiwowbz9DLU9RNg2EuQNLIlQpQnukByDlSmzVRrh/9jdmcD8+rj
pFbu9N/vZgGxgGt8ppBB8IV/asGeCLIPu2DtLF5z0MNfaDNyxzu4dm8098WCnB6O
xZIvD3kJz7AhdQQerG3ZPA==</SignatureValue>
    <KeyInfo>
      <X509Data>
        <X509IssuerSerial>
          <X509IssuerName>C=DE, E=attacker@odf.evil, CN=Attacker</X509IssuerName>
          <X509SerialNumber>561695420339045612699057</X509SerialNumber>
        </X509IssuerSerial>
        <X509Certificate>MIIDKDCCAhCgAwIBAgIKdvGR2yh62BS9sTANBgkqhkiG9w0BAQsFADBCMREwDwYD
VQQDEwhBdHRhY2tlcjEgMB4GCSqGSIb3DQEJARYRYXR0YWNrZXJAb2RmLmV2aWwx
CzAJBgNVBAYTAkRFMB4XDTIxMDEyMTE0Mjk1N1oXDTI2MDEyMTE0Mjk1N1owQjER
MA8GA1UEAxMIQXR0YWNrZXIxIDAeBgkqhkiG9w0BCQEWEWF0dGFja2VyQG9kZi5l
dmlsMQswCQYDVQQGEwJERTCCASIwDQYJKoZIhvcNAQEBBQADggEPADCCAQoCggEB
AK6osofLCTQlnLYygA1uvjSYBq11H49cWXyml1dBDaB11uRN+kDu4ZvnU405+28c
44YMce+peNMClsVIQ5xcUOiDMDJhhtx/75txdYyk66SSxQT4u7FnleqJNDbNvmQR
B9DJu59Yx02GOfCn7ILVDQHvlZGMTEapdYDB5pRtVHgNNm20p3oTVd+112Kk3Rou
F63QZIvB1mOVyWxD/fq2FcXdQickeKVZjglXgx+Yy4F8ZYXfFTUBrfYwruBQr/la
Awy4nLjrYC6pRlw8OUHeGnoQx3XXUl0BE7pM96R6Rt0ZPnr9a2hCc1A1FsrEwnoM
WKl/aWJ3Us9jiXsa14x65O0CAwEAAaMgMB4wDwYJKoZIhvcvAQEKBAIFADALBgNV
HQ8EBAMCB4AwDQYJKoZIhvcNAQELBQADggEBAIzYjXj/rx3b/qopHCguCRJunMU9
iRBAXEuiGbNMT6UxlPFpqTNbyqIbEC+jSDQ3A+JKM5RIQDYpyhURJ4ZYUeQ41MuS
hoPTMB3P0i4QAmYXdXkIcyRAcx4UMN0mNc5ZWz3NqT765RzfU4ZJFnluIz+GEf7z
OZx5hxTKHSLrUItN3T9JkJrIwKOaalbehXosiKhbL7dKCO/fTGS9VT1NM0tmZ+Ln
9h0kVjgYUJWOGOnMAEkDWQAIAaOiQUAtBK41+q5Ki1QWW3A7pTTF0luZMaaot2Ab
0hhBY6sm78+r4Ad4Kv9HLawUH6sMU0mQ1Ke1Cz5oHYh9SG9QuPvSAd+eI9U=</X509Certificate>
      </X509Data>
      <X509Data>
        <X509IssuerSerial>
          <X509IssuerName>C=DE, E=attacker@odf.evil, CN=Attacker</X509IssuerName>
          <X509SerialNumber>561695420339045612699057</X509SerialNumber>
        </X509IssuerSerial>
        <X509Certificate>MIIFHDCCBASgAwIBAgIUWOXs9lLclAWdmWJTvdd5SmjIx4owDQYJKoZIhvcNAQEL
BQAwTDELMAkGA1UEBhMCQ0gxEDAOBgNVBAoTB1dJU2VLZXkxKzApBgNVBAMTIldJ
U2VLZXkgQ2VydGlmeUlEIFBlcnNvbmFsIEdCIENBIDQwHhcNMjIwMjEwMTUzNDI3
WhcNMjIwNTExMTQ0NDAwWjCBmDFCMEAGA1UECww5UGVyc29uJ3MgSWRlbnRpdHkg
bm90IFZlcmlmaWVkIC0gV0lTZUlEIEZyZWUgQ2VydGlmaWNhdGVzMSUwIwYDVQQD
DBx0cnVzdGVkLnBlcnNvbi5vZGZAZ21haWwuY29tMSswKQYJKoZIhvcNAQkBFhx0
cnVzdGVkLnBlcnNvbi5vZGZAZ21haWwuY29tMIIBIjANBgkqhkiG9w0BAQEFAAOC
AQ8AMIIBCgKCAQEAnmTs5AtJ2EmImpEknmq6zdWEILLmQiiarTmigqsBMntesnUi
Enk9TFuv6G9hMMbFmCJDy9PMhDTcfZZY5jah3ZjZd1IUmAGilCW4h68KTMufPKfg
weiGZnqCXuZdboH7JxMxPihLov0iCqHPFFH9xXY0jGG9RkCYhl2b56ivvwNpkTCD
1bP0DCqpF7xFZFigBmTYMB9U3VPnAg+hocl8lF2fe13/dYUSPs6tR44KyKIRdnfj
6oTTI/pUlChPUMtot4vNgGlkNw/+aOiCFkhVKqidL22PCgrZUyCsEzD/h5Q8L2K9
/xxVSpAzzFNRhSeulGdRXArjT+05Y+zBjXPPsQ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+DXlKPw/8UzjxvBEo+QGJDjrgWcwHQYDVR0lBBYwFAYIKwYBBQUH
AwIGCCsGAQUFBwMEMA4GA1UdDwEB/wQEAwIFoDANBgkqhkiG9w0BAQsFAAOCAQEA
LTdfqbp4+dIEhFG6b7KLGVdWAgrrEFoUveMiLIGVfaP+k+Q4RM8pNQtvgbjjVUfw
FYuOlCIEEhBBHAfF59/4CPXn8ySxI+J2rH48UC3nrxf8OlPxxY/KAbuweorIlLtm
2P/LhnrvO8CXn8g3uW5DRQLgk0cW7go9pawJqOEwHuPXZQF8hUBAqOlJzWU+MeFS
unVhQ8k9tc2PcFYZYlvp8Rgy0udDgJVeFcn0QEruvEL+RlIhrmDPtPrUzYAdLOMz
xGjcvBVWHiXpatNXjD0XAUg7HLxQ4NjXl0eZeFTb1YoRnJt/SQ6wfA9BiqN/wc26
FKY8qLg8QRscubNgex1DMA==</X509Certificate>
      </X509Data>
    </KeyInfo>
    <Object>
      <SignatureProperties>
        <SignatureProperty Id="ID_006e0004002e00ef00750096004400c6008e004900ad00c70085000900ef00ac" Target="#ID_00150082008d001500eb0082004c00800088006a00160009006f002400100046">
          <dc:date xmlns:dc="http://purl.org/dc/elements/1.1/">2021-01-26T13:00:52,96</dc:date>
        </SignatureProperty>
      </SignatureProperties>
    </Object>
  </Signature>
</document-signatures>
</file>